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11.059618055559">
            <text:p>311.06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2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2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2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2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2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2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2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2"/>
        </table:table-row>
        <table:table-row table:style-name="ro1">
          <table:table-cell office:value-type="date" office:date-value="2008-11-18">
            <text:p>11/18/08</text:p>
          </table:table-cell>
          <table:table-cell/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19">
            <text:p>11/19/08</text:p>
          </table:table-cell>
          <table:table-cell/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0">
            <text:p>11/20/08</text:p>
          </table:table-cell>
          <table:table-cell/>
          <table:table-cell table:formula="oooc:=[.C22]+[.B23]" office:value-type="float" office:value="28.75">
            <text:p>28.7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-1.25">
            <text:p>-1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1">
            <text:p>11/21/08</text:p>
          </table:table-cell>
          <table:table-cell/>
          <table:table-cell table:formula="oooc:=[.C23]+[.B24]" office:value-type="float" office:value="28.75">
            <text:p>28.7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2.75">
            <text:p>-2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2">
            <text:p>11/22/08</text:p>
          </table:table-cell>
          <table:table-cell/>
          <table:table-cell table:formula="oooc:=[.C24]+[.B25]" office:value-type="float" office:value="28.75">
            <text:p>28.75</text:p>
          </table:table-cell>
          <table:table-cell office:value-type="float" office:value="33">
            <text:p>33</text:p>
          </table:table-cell>
          <table:table-cell table:formula="oooc:=[.C25]-[.D25]" office:value-type="float" office:value="-4.25">
            <text:p>-4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3">
            <text:p>11/23/08</text:p>
          </table:table-cell>
          <table:table-cell/>
          <table:table-cell table:formula="oooc:=[.C25]+[.B26]" office:value-type="float" office:value="28.75">
            <text:p>28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-5.75">
            <text:p>-5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28.75">
            <text:p>28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7.25">
            <text:p>-7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28.75">
            <text:p>28.75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8.75">
            <text:p>-8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28.75">
            <text:p>28.7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10.25">
            <text:p>-10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28.75">
            <text:p>28.7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11.75">
            <text:p>-11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28.75">
            <text:p>28.7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13.25">
            <text:p>-13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28.75">
            <text:p>28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14.75">
            <text:p>-14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28.75">
            <text:p>28.7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16.25">
            <text:p>-16.25</text:p>
          </table:table-cell>
          <table:table-cell/>
          <table:table-cell table:style-name="Default"/>
          <table:table-cell table:number-columns-repeated="5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11.069027777776">
            <text:p>311.07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13324302349832">
            <text:p>0.81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5-28T16:27:43.703262">
            <text:p>05/28/09</text:p>
          </table:table-cell>
          <table:table-cell/>
          <table:table-cell table:style-name="ce3" table:formula="oooc:=DAYS(NOW();[January.A4])" office:value-type="float" office:value="311.069027777776">
            <text:p>311.07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74747655598061">
            <text:p>0.77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7-13T19:53:17.322671">
            <text:p>07/13/09</text:p>
          </table:table-cell>
          <table:table-cell/>
          <table:table-cell table:style-name="ce3" table:formula="oooc:=DAYS(NOW();[January.A4])" office:value-type="float" office:value="311.069027777776">
            <text:p>311.07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04023803219815">
            <text:p>0.7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8-28T17:39:57.151149">
            <text:p>08/28/09</text:p>
          </table:table-cell>
          <table:table-cell/>
          <table:table-cell table:style-name="ce3" table:formula="oooc:=DAYS(NOW();[January.A4])" office:value-type="float" office:value="311.069027777776">
            <text:p>311.07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27674189856936">
            <text:p>0.63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0-16T18:49:09.968586">
            <text:p>10/16/09</text:p>
          </table:table-cell>
          <table:table-cell/>
          <table:table-cell table:style-name="ce3" table:formula="oooc:=DAYS(NOW();[January.A4])" office:value-type="float" office:value="311.069027777776">
            <text:p>311.07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74974963131177">
            <text:p>0.47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8-17T03:43:19.410938">
            <text:p>08/17/09</text:p>
          </table:table-cell>
          <table:table-cell/>
          <table:table-cell table:style-name="ce3" table:formula="oooc:=DAYS(NOW();[January.A4])" office:value-type="float" office:value="311.069027777776">
            <text:p>311.07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18T01:39:24">
            <text:p>11/18/08</text:p>
          </table:table-cell>
          <table:table-cell table:formula="oooc:=DAYS(NOW();1/1/8)" office:value-type="float" office:value="39769.9440277778">
            <text:p>39769.94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07809493873504">
            <text:p>0.31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6-17T22:45:22.650813">
            <text:p>06/17/10</text:p>
          </table:table-cell>
          <table:table-cell/>
          <table:table-cell table:style-name="ce3" table:formula="oooc:=DAYS(NOW();[January.A4])" office:value-type="float" office:value="311.069027777776">
            <text:p>311.07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8">11/18/2008</text:date>, <text:time>17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18T17:38:12</dc:date>
    <meta:editing-cycles>219</meta:editing-cycles>
    <meta:editing-duration>P18DT3H43M38S</meta:editing-duration>
    <meta:user-defined meta:name="Info 1"/>
    <meta:user-defined meta:name="Info 2"/>
    <meta:user-defined meta:name="Info 3"/>
    <meta:user-defined meta:name="Info 4"/>
    <meta:document-statistic meta:table-count="11" meta:cell-count="3179"/>
  </office:meta>
</office:document-meta>
</file>